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text-properties style:use-window-font-color="true"/>
    </style:style>
    <style:style style:name="P6" style:family="paragraph" style:parent-style-name="Standard" style:list-style-name="L1">
      <style:text-properties style:use-window-font-color="true"/>
    </style:style>
    <style:style style:name="P7" style:family="paragraph" style:parent-style-name="Standard">
      <style:paragraph-properties style:border-line-width-bottom="0.0008in 0.0138in 0.0008in" fo:padding="0.0291in" fo:border-left="none" fo:border-right="none" fo:border-top="none" fo:border-bottom="0.06pt double #000000" style:join-border="false"/>
      <style:text-properties style:use-window-font-color="true"/>
    </style:style>
    <style:style style:name="P8" style:family="paragraph" style:parent-style-name="Standard">
      <style:paragraph-properties fo:break-before="page" style:border-line-width-bottom="0.0008in 0.0138in 0.0008in" fo:padding="0.0291in" fo:border-left="none" fo:border-right="none" fo:border-top="none" fo:border-bottom="0.06pt double #000000" style:join-border="false"/>
      <style:text-properties style:use-window-font-color="true"/>
    </style:style>
    <style:style style:name="P9" style:family="paragraph" style:parent-style-name="Standard">
      <style:paragraph-properties fo:break-before="page"/>
      <style:text-properties style:use-window-font-color="tru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Java Avancé IR2 2013-2014</text:p>
      <text:p text:style-name="P1"/>
      <text:p text:style-name="P1"/>
      <text:p text:style-name="P1"><text:tab/>DM Checker </text:p>
      <text:p text:style-name="P1"/>
      <text:p text:style-name="P1"><text:tab/>L'objectif de l'application DM Checker est de <text:span text:style-name="T1">simplifier et accélérer</text:span> le travail d'évaluation des projets rendu par des groupes d'étudiants. L'idée est d'automatiser une partie de cette évaluation de façon a ce que les étudiants ne soit pas évaluer sur des « bêtises » : manque un fichier, compile pas, ne construit pas l'exécutable demandé, fait des affichages non nécessaires, mais sur des qualités logiciels effectives : les objectifs fonctionnels sont la, la qualité du code est avérée, etc. </text:p>
      <text:p text:style-name="P1"><text:s/></text:p>
      <text:p text:style-name="P1"><text:tab/>Le projet consiste en trois parties.</text:p>
      <text:list xml:id="list544758988" text:style-name="L1">
        <text:list-item>
          <text:p text:style-name="P6">La partie Mort subite qui test des propriétés formelles que doit vérifier le livrable (une archive) le type de projet n'est pas précisé ici.</text:p>
        </text:list-item>
        <text:list-item>
          <text:p text:style-name="P6">La partie Test qui va appliquer des tests junit au projet qui est un projet de Java,</text:p>
        </text:list-item>
        <text:list-item>
          <text:p text:style-name="P6">La partie Évaluation qui permet de faire des tests fonctionnels du logiciel d'un projet et de lire la documentation et de prendre des notes/remarques et de donner une note grace a plusieurs critères.</text:p>
        </text:list-item>
      </text:list>
      <text:p text:style-name="P1"/>
      <text:p text:style-name="P1">Modalités de Rendu :</text:p>
      <text:p text:style-name="P1">Voire modalités pratiques sur la plate forme elearning.univ-mlv.fr.</text:p>
      <text:p text:style-name="P1"/>
      <text:p text:style-name="P1">Le rendu est un projet eclipse exporté avec export de projet sous forme d'archive zip.</text:p>
      <text:p text:style-name="P1">Dans le fichier "build.xml" il y a une target "make" qui construit un exécutable <text:span text:style-name="T3">DmChecker</text:span> dans le répertoire projet/bin/ qui vérifie les fonctionnalités décrites si dessous.</text:p>
      <text:p text:style-name="P1"/>
      <text:p text:style-name="P1"/>
      <text:p text:style-name="P9"/>
      <text:p text:style-name="P1">Description des fonctionnalités.</text:p>
      <text:p text:style-name="P1"/>
      <text:p text:style-name="P7">PARTIE I</text:p>
      <text:p text:style-name="P1"/>
      <text:p text:style-name="P1">Contrôle du format d'un fichier et déploiement des rendus Moodle.</text:p>
      <text:p text:style-name="P1"/>
      <text:p text:style-name="P1">Remarques : l'architecture (organisation du code) est importante ici, la simplicité et la ré-utilisabilité du code seront évaluées. L'usage de lambda sera un plus apprécié. <text:s/>Utilisation de la librairie JSAP est autorisé. Bien sur vous penserez à intégrer une version de la librairie dans votre rendu. <text:s/></text:p>
      <text:p text:style-name="P1"/>
      <text:p text:style-name="P1"/>
      <text:p text:style-name="P1">L'outil a deux usage, un pour les étudiants qui permet de vérifier le projet, qui peut être intégré à la plate forme moodle, le deuxième vérification et préparation de la deuxième partie.</text:p>
      <text:p text:style-name="P1"/>
      <text:p text:style-name="P1">Dans le premier cas option -1 <text:s/>la commande permet de tester une seule archive, la valeur de retour est booléenne 0 accepte l'archive et sinon la valeur de retour est la première erreur trouvée dans l'archive. La commande fournie sur la sortie standard (System.out) un texte expliquant pourquoi l'archive n'a pas été acceptée. <text:s/></text:p>
      <text:p text:style-name="P1"/>
      <text:p text:style-name="P2">Usage: DmChecker <text:s/>-1 [options] fichierarchive </text:p>
      <text:p text:style-name="P1"/>
      <text:p text:style-name="P1"/>
      <text:p text:style-name="P1"/>
      <text:p text:style-name="P1">Dans le deuxième cas option -2 <text:s/>la commande permet de tester et déployer une archive d'archives, la commande fournis un diagnostique (similaire a celui de l'option -1 sur System.out) avec les problèmes rencontré, mais dans cette version l'objectif est d'extraire « au mieux » les archives fournies. La commande extrait les archives de l'archive dans le <text:s/>répertoire cible .</text:p>
      <text:p text:style-name="P1"/>
      <text:p text:style-name="P1">Remarques : Pour la deuxième option le critère après bien sur la fonctionnalité sera le critère de robustesse.</text:p>
      <text:p text:style-name="P1"/>
      <text:p text:style-name="P2">Usage: <text:s/>DmChecker <text:s/>-2 [options] archivedarchives <text:s/>repertoire_cible</text:p>
      <text:p text:style-name="P2"/>
      <text:p text:style-name="P2"><text:s text:c="8"/>Le fichier en paramètre archivedarchives est une archives d'archives fournis par moodle. Cette archive contient pour chaque étudiant du cours Moodle une entrée de la forme "NOM PRENOMS_nomdonneparletudiantasonrendu_00000.zip" la partie "NOM PRENOMS" est une clef unique ainsi que la valeur numérique finale. </text:p>
      <text:p text:style-name="P2">Voire le fichier "exemple1".(attention en splittant, l’étudiant peut utiliser le signe '_' dans le nom de son rendu.) Après vérification de l'option <text:s/><text:span text:style-name="T1">onetop </text:span><text:span text:style-name="T2">l'archive est décompressé dans le répertoire , puis le répertoire renommé "NOM_PRENOMS" (avec remplacement des espaces par des soulignés ).</text:span></text:p>
      <text:p text:style-name="P2"><text:span text:style-name="T2">Si le fichier n'est pas une archive création du répertoire "NOM_PRENOMS" et sauvegarde du fichier nomdonneparletudiantasonrendu <text:s/>dedans.</text:span></text:p>
      <text:p text:style-name="P2"/>
      <text:p text:style-name="P2"><text:s text:c="2"/></text:p>
      <text:p text:style-name="P2"><text:s text:c="2"/>[(-d|--destination) &lt;dest&gt;]</text:p>
      <text:p text:style-name="P2"><text:s text:c="8"/>Répertoire dans le quel les archives sont décompressées si il n'est pas donné en deuxième paramètres</text:p>
      <text:p text:style-name="P2"><text:s text:c="2"/>[-v|--verbose]</text:p>
      <text:p text:style-name="P2"><text:s text:c="8"/>Affichages supplémentaires sur System.err</text:p>
      <text:p text:style-name="P2"/>
      <text:p text:style-name="P2">Les options suivantes sont des informations qui génère des messages, voire les messages prédéfinis dans la énumération DmMessages</text:p>
      <text:p text:style-name="P2"><text:s text:c="2"/>[(-o|--onetop) &lt;onetop&gt;]</text:p>
      <text:p text:style-name="P2"><text:s text:c="8"/>Un seul sous répertoire de nom &lt;onetop&gt; dans le répertoire racine de <text:soft-page-break/>l'archive sans compter les répertoires et fichiers ignorés comme : './ ' </text:p>
      <text:p text:style-name="P2"><text:s text:c="2"/>[(-e|--endsWith) &lt;endswith&gt;]</text:p>
      <text:p text:style-name="P2"><text:s text:c="8"/>les fichiers dont le nom se termine par la &lt;endswith&gt; <text:s/>sont interdits par exemple: -e ~ pour les noms de fichiers terminant par ~ </text:p>
      <text:p text:style-name="P2">ou -e __MACOSX ces fichiers/répertoires seront ignorés à la décompression </text:p>
      <text:p text:style-name="P2"><text:s text:c="2"/>[(-x|--existe) &lt;existe&gt;]</text:p>
      <text:p text:style-name="P2"><text:s text:c="8"/>Vérifie la présence du fichier ou répertoire (regex) </text:p>
      <text:p text:style-name="P2"><text:s text:c="6"/>le répertoire top level est ignoré dans la comparaison <text:line-break/><text:tab/>par exemple:-x index.html</text:p>
      <text:p text:style-name="P2"><text:s text:c="2"/>[(-i|--interdit) &lt;interdit&gt;]</text:p>
      <text:p text:style-name="P2"><text:s text:c="8"/>Vérifie l'absence du fichier ou répertoire de regex &lt;interdit&gt; </text:p>
      <text:p text:style-name="P2"><text:s text:c="8"/>le repertoire top level est ignoré dans la comparaisonJava Swing Tutorial</text:p>
      <text:p text:style-name="P2"><text:tab/>par exemple : --interdit __MACOSX</text:p>
      <text:p text:style-name="P2"><text:s text:c="2"/>[(-b|--beginsWith) &lt;startswith&gt;]</text:p>
      <text:p text:style-name="P2"><text:s text:c="8"/>les fichiers/répertoires commençant par &lt;startswith&gt; sont interdites par exemples f_ pour les noms de <text:s/>fichiers commençant par f_ </text:p>
      <text:p text:style-name="P2"/>
      <text:p text:style-name="P2">Les options suivante impose les options précédente en mort subite.</text:p>
      <text:p text:style-name="P2"><text:s text:c="2"/>[(-E|--forceendsWith) &lt;forceendswith&gt;]</text:p>
      <text:p text:style-name="P2"><text:s text:c="2"/>[(-O|--forceonetop) &lt;fonetop&gt;]</text:p>
      <text:p text:style-name="P2"><text:s text:c="2"/>[(-X|--forceexiste) &lt;forceexiste&gt;]</text:p>
      <text:p text:style-name="P2"><text:s text:c="2"/>[(-I|--forceinterdit) &lt;forceinterdit&gt;]</text:p>
      <text:p text:style-name="P2"><text:s text:c="2"/>[(-B|--forcebeginsWith) &lt;forcestartswith&gt;]</text:p>
      <text:p text:style-name="P2"/>
      <text:p text:style-name="P2">Toutes les options sont a priori répétables -e ~ -e .o -e .exe. </text:p>
      <text:p text:style-name="P2"/>
      <text:p text:style-name="P7">PARTIE II</text:p>
      <text:p text:style-name="P4"/>
      <text:p text:style-name="P2"/>
      <text:p text:style-name="P2"/>
      <text:p text:style-name="P2">Usage : DmChecker -3 repertoiredetest [-d] repertoiredeprojets fichierderesultats</text:p>
      <text:p text:style-name="P2"/>
      <text:p text:style-name="P2"/>
      <text:p text:style-name="P2">DmChecker vas faire tourner les tests junit du repertoiredetest sur le projet repertoiredeprojets (avec l'option -d sur tout les sousrepertoire directs de repertoiredeprojets.</text:p>
      <text:p text:style-name="P2"/>
      <text:p text:style-name="P2"/>
      <text:p text:style-name="P2"/>
      <text:p text:style-name="P2">On suppose que l'on connaît la structure de source du projet a tester et que le répertoire de test est défini avec la même structure de paquetage.</text:p>
      <text:p text:style-name="P2"/>
      <text:p text:style-name="P2">Le résultat de l’exécution de DmChecker -3 est un fichier texte avec le format suivant :</text:p>
      <text:p text:style-name="P2">&lt;dmchecker&gt;</text:p>
      <text:p text:style-name="P2">&lt;soft name="nomdurepertoire"&gt;</text:p>
      <text:p text:style-name="P2">&lt;test name="nomcompletdutest" result=true|false &gt;</text:p>
      <text:p text:style-name="P2">affichages du test si il y en a </text:p>
      <text:p text:style-name="P2">&lt;/test&gt;</text:p>
      <text:p text:style-name="P2">…</text:p>
      <text:p text:style-name="P2">&lt;/soft&gt;</text:p>
      <text:p text:style-name="P2">…</text:p>
      <text:p text:style-name="P2">&lt;/dmchecker&gt;</text:p>
      <text:p text:style-name="P2"/>
      <text:p text:style-name="P2">voire le dossier reptest</text:p>
      <text:p text:style-name="P2"/>
      <text:p text:style-name="P2"/>
      <text:p text:style-name="P2">TESTS :</text:p>
      <text:p text:style-name="P2">Le répertoire de test contient des tests junit applicables sur le projet rendu.</text:p>
      <text:p text:style-name="P2">On suppose que l'on a une structure de fichiers de la forme suivante :</text:p>
      <text:p text:style-name="P2"><text:soft-page-break/>mon_projet_a_moi/</text:p>
      <text:p text:style-name="P2"><text:tab/>src/</text:p>
      <text:p text:style-name="P2"><text:tab/><text:tab/>paka1/paka2/toto.java</text:p>
      <text:p text:style-name="P2"><text:tab/>bin/</text:p>
      <text:p text:style-name="P2"><text:tab/>(vide)</text:p>
      <text:p text:style-name="P2"><text:tab/>doc/</text:p>
      <text:p text:style-name="P2"><text:tab/>des fichiers</text:p>
      <text:p text:style-name="P2"/>
      <text:p text:style-name="P8">PARTIE III</text:p>
      <text:p text:style-name="P4"/>
      <text:p text:style-name="P2"/>
      <text:p text:style-name="P2">La troisième partie est une petite application graphiqu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Revuz</meta:initial-creator>
    <meta:creation-date>2013-10-24T16:09:17</meta:creation-date>
    <dc:date>2013-11-09T15:46:00</dc:date>
    <dc:creator>dr </dc:creator>
    <meta:editing-duration>PT5H10M53S</meta:editing-duration>
    <meta:editing-cycles>7</meta:editing-cycles>
    <meta:generator>LibreOffice/3.5$Linux_X86_64 LibreOffice_project/350m1$Build-2</meta:generator>
    <meta:document-statistic meta:table-count="0" meta:image-count="0" meta:object-count="0" meta:page-count="5" meta:paragraph-count="79" meta:word-count="923" meta:character-count="6224" meta:non-whitespace-character-count="5247"/>
  </office:meta>
</office:document-meta>
</file>